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/>
      <text:p text:style-name="Standard"/>
      <text:p text:style-name="Standard"/>
      <text:p text:style-name="Standard">Dear Priya Singh</text:p>
      <text:p text:style-name="Standard"/>
      <text:p text:style-name="Standard">S/O B L singh</text:p>
      <text:p text:style-name="Standard"/>
      <text:p text:style-name="Standard">This is to inform you that you are selected in our company Edunet Foundation as a Software Developer.</text:p>
      <text:p text:style-name="Standard"/>
      <text:p text:style-name="Standard">HR</text:p>
      <text:p text:style-name="Frame_20_contents">Himanshu</text:p>
      <text:p text:style-name="P2"/>
      <text:p text:style-name="Standard"/>
      <text:p text:style-name="Standard"/>
      <text:p text:style-name="Standard"/>
      <text:p text:style-name="Standard">Dear Sahil</text:p>
      <text:p text:style-name="Standard"/>
      <text:p text:style-name="Standard">S/O Pankaj</text:p>
      <text:p text:style-name="Standard"/>
      <text:p text:style-name="Standard">This is to inform you that you are selected in our company Edunet Foundation as a Software Developer.</text:p>
      <text:p text:style-name="Standard"/>
      <text:p text:style-name="Standard">HR</text:p>
      <text:p text:style-name="Frame_20_contents">Himanshu</text:p>
      <text:p text:style-name="P2"/>
      <text:p text:style-name="Standard"/>
      <text:p text:style-name="Standard"/>
      <text:p text:style-name="Standard"/>
      <text:p text:style-name="Standard">Dear prii</text:p>
      <text:p text:style-name="Standard"/>
      <text:p text:style-name="Standard">S/O raj</text:p>
      <text:p text:style-name="Standard"/>
      <text:p text:style-name="Standard">This is to inform you that you are selected in our company Edunet Foundation as a Software Developer.</text:p>
      <text:p text:style-name="Standard"/>
      <text:p text:style-name="Standard">HR</text:p>
      <text:p text:style-name="Frame_20_contents">Himansh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dam Singh</meta:initial-creator>
    <meta:creation-date>2022-12-14T11:34:22.34</meta:creation-date>
    <meta:document-statistic meta:table-count="0" meta:image-count="0" meta:object-count="0" meta:page-count="5" meta:paragraph-count="15" meta:word-count="75" meta:character-count="398"/>
    <dc:date>2022-12-14T11:35:59.36</dc:date>
    <dc:creator>Padam Singh</dc:creator>
    <meta:editing-duration>PT1M38S</meta:editing-duration>
    <meta:editing-cycles>1</meta:editing-cycles>
    <meta:generator>OpenOffice/4.1.13$Win32 OpenOffice.org_project/4113m1$Build-9810</meta:generator>
  </office:meta>
</office:document-meta>
</file>